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15%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</style:style>
    <style:style style:name="P12" style:family="paragraph" style:parent-style-name="Text_20_body" style:list-style-name="L4">
      <style:paragraph-properties fo:margin-top="0cm" fo:margin-bottom="0.254cm" style:contextual-spacing="false" fo:line-height="115%" fo:orphans="2" fo:widows="2" fo:padding="0cm" fo:border="none"/>
    </style:style>
    <style:style style:name="P13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3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4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5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6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7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8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21ccb0" style:font-size-asian="12pt" style:font-size-complex="12pt"/>
    </style:style>
    <style:style style:name="T1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style:font-name="Google Sans" fo:font-size="12pt" fo:font-style="normal" fo:font-weight="normal"/>
    </style:style>
    <style:style style:name="T13" style:family="text">
      <style:text-properties fo:font-style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officeooo:rsid="0021ccb0"/>
    </style:style>
    <style:style style:name="T16" style:family="text">
      <style:text-properties fo:font-style="normal" officeooo:rsid="0021ccb0"/>
    </style:style>
    <style:style style:name="T17" style:family="text">
      <style:text-properties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.6 Finalización de la auditoría</text:p>
      <text:p text:style-name="P2">La auditoría se considera finalizada cuando se han realizado todas las actividades de auditoría planificadas, o cuando se acuerda lo contrario con el cliente de la auditoría.</text:p>
      <text:p text:style-name="P2">Los puntos clave de este apartado son:</text:p>
      <text:p text:style-name="P5"><text:span text:style-name="Strong_20_Emphasis"><text:span text:style-name="T9">1. Conservación y disposición de la información</text:span></text:span></text:p>
      <text:list xml:id="list3118311261" text:style-name="L4">
        <text:list-item>
          <text:p text:style-name="P12"><text:span text:style-name="T11">Toda la información documentada perteneciente a la auditoría (notas, registros, borradores) debe ser </text:span><text:span text:style-name="Strong_20_Emphasis"><text:span text:style-name="T9">conservada o destruida </text:span></text:span><text:span text:style-name="T11">de acuerdo con lo acordado entre las partes y los requisitos legales.</text:span></text:p>
        </text:list-item>
        <text:list-item>
          <text:p text:style-name="P7">A menos que lo exija la ley, el equipo auditor y el responsable del programa no deben revelar el contenido de los documentos ni del informe a terceros sin la aprobación del cliente.</text:p>
        </text:list-item>
      </text:list>
      <text:p text:style-name="P11"><text:span text:style-name="Strong_20_Emphasis"><text:span text:style-name="T9">2. Lecciones aprendidas</text:span></text:span></text:p>
      <text:list xml:id="list2749414427" text:style-name="L5">
        <text:list-item>
          <text:p text:style-name="P8">Aunque la norma no lo detalla de forma extensa aquí, la práctica recomendada es que el equipo auditor revise su propio desempeño.</text:p>
        </text:list-item>
        <text:list-item>
          <text:p text:style-name="P8">Se deben identificar áreas de mejora para futuras auditorías (ej: "¿Tuvimos tiempo suficiente en la planta de alimentos para ver el cambio de turno?").</text:p>
        </text:list-item>
      </text:list>
      <text:p text:style-name="P1"/>
      <text:p text:style-name="P9"><text:span text:style-name="T13">Aplicación en </text:span><text:span text:style-name="T16">i</text:span><text:span text:style-name="T13">nocuidad </text:span><text:span text:style-name="T16">a</text:span><text:span text:style-name="T13">limentaria:</text:span></text:p>
      <text:p text:style-name="P6">En este sector, la "finalización" tiene una carga de confidencialidad muy alta:</text:p>
      <text:list xml:id="list2292241355" text:style-name="L6">
        <text:list-item>
          <text:p text:style-name="P13"><text:span text:style-name="Strong_20_Emphasis"><text:span text:style-name="T9">Protección de </text:span></text:span><text:span text:style-name="Strong_20_Emphasis"><text:span text:style-name="T10">s</text:span></text:span><text:span text:style-name="Strong_20_Emphasis"><text:span text:style-name="T9">ecretos </text:span></text:span><text:span text:style-name="Strong_20_Emphasis"><text:span text:style-name="T10">i</text:span></text:span><text:span text:style-name="Strong_20_Emphasis"><text:span text:style-name="T9">ndustriales: </text:span></text:span><text:span text:style-name="T11">El auditor puede haber tomado fotos de líneas de producción o revisado fórmulas. El apartado 6.6 garantiza que esas fotos no salgan del ámbito de la auditoría y se borren o archiven de forma segura según el protocolo.</text:span></text:p>
        </text:list-item>
        <text:list-item>
          <text:p text:style-name="P13"><text:span text:style-name="Strong_20_Emphasis"><text:span text:style-name="T9">Evidencia de </text:span></text:span><text:span text:style-name="Strong_20_Emphasis"><text:span text:style-name="T10">i</text:span></text:span><text:span text:style-name="Strong_20_Emphasis"><text:span text:style-name="T9">nspección: </text:span></text:span><text:span text:style-name="T11">Para la empresa auditada, el informe finalizado y guardado es su "escudo" en caso de una alerta alimentaria posterior, demostrando que en la fecha de la auditoría los controles eran conformes.</text:span></text:p>
        </text:list-item>
        <text:list-item>
          <text:p text:style-name="P13"><text:span text:style-name="Strong_20_Emphasis"><text:span text:style-name="T9">Cierre de </text:span></text:span><text:span text:style-name="Strong_20_Emphasis"><text:span text:style-name="T10">a</text:span></text:span><text:span text:style-name="Strong_20_Emphasis"><text:span text:style-name="T9">ccesos: </text:span></text:span><text:span text:style-name="T11">Si se le dio al auditor acceso temporal a sensores de temperatura en la nube o software de gestión, el apartado 6.6 implica que dichos accesos deben ser revocados al finalizar.</text:span></text:p>
        </text:list-item>
      </text:list>
      <text:p text:style-name="P10"><text:span text:style-name="Strong_20_Emphasis"><text:span text:style-name="T9">Dato importante: </text:span></text:span><text:span text:style-name="T11">Un error común es pensar que la auditoría termina al salir de la planta. Según la ISO 19011, </text:span><text:span text:style-name="Strong_20_Emphasis"><text:span text:style-name="T9">no termina hasta que el informe está distribuido y la información resguardada</text:span></text:span><text:span text:style-name="T11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4:08:56.416000000</meta:creation-date>
    <dc:date>2026-01-28T14:13:39.963000000</dc:date>
    <meta:editing-duration>PT4M42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5" meta:word-count="321" meta:character-count="1944" meta:non-whitespace-character-count="1645"/>
  </office:meta>
</office:document-meta>
</file>